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4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gg til arbeidsordre</text:p>
      <text:p text:style-name="P1"/>
      <text:p text:style-name="P2">For å registrere arbeidsordren på et nytt prosjekt, klikk «Legg til».</text:p>
      <text:p text:style-name="P2"/>
      <text:p text:style-name="P2">Dersom du ønsker å knytte arbeidsordren mot et eksisterende prosjekt, klikk «Søk». Du havner da i prosjektmodulen med oversikt over alle registrerte prosjekt. Klikk på prosjektet du ønsker å knytte arbeidsordren til.</text:p>
      <text:p text:style-name="P2"/>
      <text:p text:style-name="P2">Dersom du ønsker å avbryte opprettelsen av arbeidsordren, klikk «Avslutt» eller et menypunkt i oversikten helt til venstre i skjermbilde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09-18T13:27:14.51</dc:date>
    <dc:language>en-US</dc:language>
    <meta:editing-cycles>6</meta:editing-cycles>
    <meta:editing-duration>PT00H43M28S</meta:editing-duration>
    <meta:document-statistic meta:table-count="0" meta:image-count="0" meta:object-count="0" meta:page-count="1" meta:paragraph-count="4" meta:word-count="66" meta:character-count="444"/>
    <meta:user-defined meta:name="Info 1"/>
    <meta:user-defined meta:name="Info 2"/>
    <meta:user-defined meta:name="Info 3"/>
    <meta:user-defined meta:name="Info 4"/>
  </office:meta>
</office:document-meta>
</file>